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162.03mm"/>
    </style:style>
    <style:style style:name="co4" style:family="table-column">
      <style:table-column-properties fo:break-before="auto" style:column-width="91.49mm"/>
    </style:style>
    <style:style style:name="co5" style:family="table-column">
      <style:table-column-properties fo:break-before="auto" style:column-width="65.35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120.37mm"/>
    </style:style>
    <style:style style:name="co9" style:family="table-column">
      <style:table-column-properties fo:break-before="auto" style:column-width="7.62mm"/>
    </style:style>
    <style:style style:name="co10" style:family="table-column">
      <style:table-column-properties fo:break-before="auto" style:column-width="13.07mm"/>
    </style:style>
    <style:style style:name="co11" style:family="table-column">
      <style:table-column-properties fo:break-before="auto" style:column-width="67.26mm"/>
    </style:style>
    <style:style style:name="co12" style:family="table-column">
      <style:table-column-properties fo:break-before="auto" style:column-width="122.54mm"/>
    </style:style>
    <style:style style:name="co13" style:family="table-column">
      <style:table-column-properties fo:break-before="auto" style:column-width="11.43mm"/>
    </style:style>
    <style:style style:name="co14" style:family="table-column">
      <style:table-column-properties fo:break-before="auto" style:column-width="80.06mm"/>
    </style:style>
    <style:style style:name="co15" style:family="table-column">
      <style:table-column-properties fo:break-before="auto" style:column-width="13.88mm"/>
    </style:style>
    <style:style style:name="co16" style:family="table-column">
      <style:table-column-properties fo:break-before="auto" style:column-width="63.99mm"/>
    </style:style>
    <style:style style:name="co17" style:family="table-column">
      <style:table-column-properties fo:break-before="auto" style:column-width="32.12mm"/>
    </style:style>
    <style:style style:name="co18" style:family="table-column">
      <style:table-column-properties fo:break-before="auto" style:column-width="109.2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110.01mm"/>
    </style:style>
    <style:style style:name="co21" style:family="table-column">
      <style:table-column-properties fo:break-before="auto" style:column-width="35.4mm"/>
    </style:style>
    <style:style style:name="co22" style:family="table-column">
      <style:table-column-properties fo:break-before="auto" style:column-width="22.33mm"/>
    </style:style>
    <style:style style:name="co23" style:family="table-column">
      <style:table-column-properties fo:break-before="auto" style:column-width="17.15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8.9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16.93mm" fo:break-before="auto" style:use-optimal-row-height="true"/>
    </style:style>
    <style:style style:name="ro4" style:family="table-row">
      <style:table-row-properties style:row-height="12.96mm" fo:break-before="auto" style:use-optimal-row-height="true"/>
    </style:style>
    <style:style style:name="ro5" style:family="table-row">
      <style:table-row-properties style:row-height="23.02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ta1" style:family="table" style:master-page-name="PageStyle_5f_Articl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Artic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number-columns-repeated="2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2" table:visibility="collapse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9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9" table:number-columns-repeated="2" table:default-cell-style-name="Default"/>
        <table:table-column table:style-name="co19" table:visibility="collapse" table:default-cell-style-name="Default"/>
        <table:table-column table:style-name="co20" table:visibility="collapse" table:number-columns-repeated="3" table:default-cell-style-name="Default"/>
        <table:table-column table:style-name="co21" table:visibility="collapse" table:default-cell-style-name="Default"/>
        <table:table-column table:style-name="co9" table:number-columns-repeated="2" table:default-cell-style-name="Default"/>
        <table:table-column table:style-name="co22" table:default-cell-style-name="Default"/>
        <table:table-column table:style-name="co23" table:visibility="collapse" table:default-cell-style-name="Default"/>
        <table:table-column table:style-name="co14" table:visibility="collapse" table:default-cell-style-name="Default"/>
        <table:table-column table:style-name="co24" table:visibility="collapse" table:default-cell-style-name="Default"/>
        <table:table-column table:style-name="co25" table:default-cell-style-name="Default"/>
        <table:table-row table:style-name="ro1">
          <table:table-cell/>
          <table:table-cell table:style-name="ce1" office:value-type="string" calcext:value-type="string">
            <text:p>Identifier</text:p>
          </table:table-cell>
          <table:table-cell office:value-type="string" calcext:value-type="string">
            <text:p>Title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1. Qual é o tipo de trabalho?</text:p>
          </table:table-cell>
          <table:table-cell table:style-name="ce4" office:value-type="string" calcext:value-type="string">
            <text:p>2. Quais são os corpus utilizados?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<text:s/>5. Qual é domínio de aplicação?</text:p>
          </table:table-cell>
          <table:table-cell table:style-name="ce4"/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6. Quais línguas o trabalho abordou?</text:p>
          </table:table-cell>
          <table:table-cell table:style-name="ce4" office:value-type="string" calcext:value-type="string">
            <text:p>Q2</text:p>
          </table:table-cell>
          <table:table-cell table:style-name="ce4"/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9. Qual terminologia utilizada?</text:p>
          </table:table-cell>
          <table:table-cell table:style-name="ce4"/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10. Qual é o tipo de corpus testado?</text:p>
          </table:table-cell>
          <table:table-cell table:style-name="ce4"/>
          <table:table-cell table:style-name="ce4" office:value-type="string" calcext:value-type="string">
            <text:p>Q5</text:p>
          </table:table-cell>
          <table:table-cell table:style-name="ce4" office:value-type="string" calcext:value-type="string">
            <text:p><text:s/>3. O trabalho envolveu técnicas de Deep Learning? Quais? </text:p>
          </table:table-cell>
          <table:table-cell table:style-name="ce4"/>
          <table:table-cell table:style-name="ce4" office:value-type="string" calcext:value-type="string">
            <text:p>Q6</text:p>
          </table:table-cell>
          <table:table-cell table:style-name="ce4" office:value-type="string" calcext:value-type="string">
            <text:p><text:s/>4. O trabalho utilizou modelos de 'word embedding'? Quais? </text:p>
          </table:table-cell>
          <table:table-cell table:style-name="ce4" office:value-type="string" calcext:value-type="string">
            <text:p>Q6</text:p>
          </table:table-cell>
          <table:table-cell table:style-name="ce4"/>
          <table:table-cell table:style-name="ce4" office:value-type="string" calcext:value-type="string">
            <text:p>Q7</text:p>
          </table:table-cell>
          <table:table-cell table:style-name="ce4" table:number-columns-repeated="2"/>
          <table:table-cell table:style-name="ce4" office:value-type="string" calcext:value-type="string">
            <text:p>7. O trabalho utilizou técnicas diferentes do Deep Learning? Quais?</text:p>
          </table:table-cell>
          <table:table-cell table:style-name="ce4"/>
          <table:table-cell table:style-name="ce4" office:value-type="string" calcext:value-type="string">
            <text:p>Q7</text:p>
          </table:table-cell>
          <table:table-cell table:style-name="ce4"/>
          <table:table-cell table:style-name="ce4" office:value-type="string" calcext:value-type="string">
            <text:p>Q8</text:p>
          </table:table-cell>
          <table:table-cell table:style-name="ce4" office:value-type="string" calcext:value-type="string">
            <text:p>8. Qual foi o tipo de aprendizado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office:value-type="string" calcext:value-type="string">
            <text:p>82 Treebanks, 34 Models: Universal Dependency Parsing with Multi-Treebank Models</text:p>
          </table:table-cell>
          <table:table-cell table:style-name="ce2" office:value-type="string" calcext:value-type="string">
            <text:p>82 Treebanks, 34 Models: Universal Dependency Parsing withMulti-Treebank Models</text:p>
          </table:table-cell>
          <table:table-cell table:style-name="ce2"/>
          <table:table-cell table:style-name="ce2" office:value-type="string" calcext:value-type="string">
            <text:p>Universal Dependencies v2.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];FIND(&quot;=&quot;;[.I2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iRNN-CRF</text:p>
            <text:p> Attention-based LSTM Mode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CRF, RNN</text:p>
          </table:table-cell>
          <table:table-cell table:style-name="ce2" office:value-type="string" calcext:value-type="string">
            <text:p>Facebook word embeddings</text:p>
            <text:p>Character Embeddings Trained on Wikipedia Text</text:p>
          </table:table-cell>
          <table:table-cell table:style-name="ce2" office:value-type="string" calcext:value-type="string">
            <text:p>LSTM, CRF, 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E</text:p>
          </table:table-cell>
          <table:table-cell table:style-name="ce2" table:number-columns-repeated="2"/>
          <table:table-cell table:style-name="ce2" office:value-type="string" calcext:value-type="string">
            <text:p>Joint Word</text:p>
            <text:p>Trie-based segmenter</text:p>
          </table:table-cell>
          <table:table-cell table:style-name="ce2" office:value-type="string" calcext:value-type="string">
            <text:p>O=Other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office:value-type="string" calcext:value-type="string">
            <text:p>A dataset for evaluating identifier splitters</text:p>
          </table:table-cell>
          <table:table-cell table:style-name="ce2" office:value-type="string" calcext:value-type="string">
            <text:p>A dataset for evaluating identifier splitt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];FIND(&quot;=&quot;;[.I3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A/N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office:value-type="string" calcext:value-type="string">
            <text:p>A statistical learning algorithm for word segmentation</text:p>
          </table:table-cell>
          <table:table-cell table:style-name="ce2" office:value-type="string" calcext:value-type="string">
            <text:p>A statistical learning algorithm for word segmentation</text:p>
          </table:table-cell>
          <table:table-cell table:style-name="ce2"/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];FIND(&quot;=&quot;;[.I4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tatistical Learn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</text:p>
          </table:table-cell>
          <table:table-cell table:style-name="ce2" office:value-type="string" calcext:value-type="string">
            <text:p>ST=Statistic Technique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office:value-type="string" calcext:value-type="string">
            <text:p>An Empirical Study of Identifier Splitting Techniques</text:p>
          </table:table-cell>
          <table:table-cell table:style-name="ce2" office:value-type="string" calcext:value-type="string">
            <text:p>An Empirical Study of Identifier Splitting Technique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];FIND(&quot;=&quot;;[.I5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A/N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office:value-type="string" calcext:value-type="string">
            <text:p>An Experimental Investigation on the Effects of Context on Source Code Identifiers Splitting and Expansion</text:p>
          </table:table-cell>
          <table:table-cell table:style-name="ce2" office:value-type="string" calcext:value-type="string">
            <text:p>An Experimental Investigation on the Effects of Context on Source Code Identifiers Splitting and Expansion</text:p>
          </table:table-cell>
          <table:table-cell table:style-name="ce2"/>
          <table:table-cell table:style-name="ce2" office:value-type="string" calcext:value-type="string">
            <text:p>C open-source program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];FIND(&quot;=&quot;;[.I6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]" office:value-type="string" office:string-value="N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A/N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office:value-type="string" calcext:value-type="string">
            <text:p>An improved unsupervised approach to word segmentation</text:p>
          </table:table-cell>
          <table:table-cell table:style-name="ce2" office:value-type="string" calcext:value-type="string">
            <text:p>An improved unsupervised approach to word segmentation</text:p>
          </table:table-cell>
          <table:table-cell table:style-name="ce2"/>
          <table:table-cell table:style-name="ce2" office:value-type="string" calcext:value-type="string">
            <text:p>Backoff-2 dataset, Backoff-3 dataset, CGW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7];FIND(&quot;=&quot;;[.I7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 e aprendizado não supervisionado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office:value-type="string" calcext:value-type="string">
            <text:p>Annotated Suffix Tree Method for German Compound Splitting</text:p>
          </table:table-cell>
          <table:table-cell table:style-name="ce2" office:value-type="string" calcext:value-type="string">
            <text:p>Annotated Suffix Tree Method for German Compound Splitting</text:p>
          </table:table-cell>
          <table:table-cell table:style-name="ce2"/>
          <table:table-cell table:style-name="ce2" office:value-type="string" calcext:value-type="string">
            <text:p>Wiktionary, Category: German compound word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8];FIND(&quot;=&quot;;[.I8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nnotated Suffix Tree</text:p>
          </table:table-cell>
          <table:table-cell table:style-name="ce2" office:value-type="string" calcext:value-type="string">
            <text:p>O=Other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office:value-type="string" calcext:value-type="string">
            <text:p>Automatic Derivation of Concepts Based on the Analysis of Source Code Identifiers</text:p>
          </table:table-cell>
          <table:table-cell table:style-name="ce2" office:value-type="string" calcext:value-type="string">
            <text:p>Automatic Derivation of Concepts Based on the Analysis of Source Code Identifier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9];FIND(&quot;=&quot;;[.I9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9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9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A/N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office:value-type="string" calcext:value-type="string">
            <text:p>Automatic word spacing using probabilistic models based on character n-grams</text:p>
          </table:table-cell>
          <table:table-cell table:style-name="ce2" office:value-type="string" calcext:value-type="string">
            <text:p>Automatic word spacing using probabilistic models based on character n-grams</text:p>
          </table:table-cell>
          <table:table-cell table:style-name="ce2"/>
          <table:table-cell table:style-name="ce2" office:value-type="string" calcext:value-type="string">
            <text:p>21st Century Sejong Project’s, ETRI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0];FIND(&quot;=&quot;;[.I10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V</text:p>
          </table:table-cell>
          <table:table-cell table:style-name="ce2" office:value-type="string" calcext:value-type="string">
            <text:p>CS = Compound Splitting, WSP = Wor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 baseadas em n-gram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NG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office:value-type="string" calcext:value-type="string">
            <text:p>Breaking Bad: Detecting malicious domains using word segmentation</text:p>
          </table:table-cell>
          <table:table-cell table:style-name="ce2" office:value-type="string" calcext:value-type="string">
            <text:p>Breaking Bad: Detecting malicious domains using word segmentation</text:p>
          </table:table-cell>
          <table:table-cell table:style-name="ce2"/>
          <table:table-cell table:style-name="ce2" office:value-type="string" calcext:value-type="string">
            <text:p>Google Ngrams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1];FIND(&quot;=&quot;;[.I11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U = UR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1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1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office:value-type="string" calcext:value-type="string">
            <text:p>Can Better Identifier Splitting Techniques Help Feature Location?</text:p>
          </table:table-cell>
          <table:table-cell table:style-name="ce2" office:value-type="string" calcext:value-type="string">
            <text:p>Can Better Identifier Splitting Techniques Help Feature Location?</text:p>
          </table:table-cell>
          <table:table-cell table:style-name="ce2"/>
          <table:table-cell table:style-name="ce2" office:value-type="string" calcext:value-type="string">
            <text:p>Rhino Features</text:p>
            <text:p>Rhino Bugs</text:p>
            <text:p>jEdit Features</text:p>
            <text:p>jEdit Bug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2];FIND(&quot;=&quot;;[.I12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2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2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Information Retrieval </text:p>
            <text:p>Dynamic analysi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office:value-type="string" calcext:value-type="string">
            <text:p>Comparing neural- and N-gram-based language models for word segmentation</text:p>
          </table:table-cell>
          <table:table-cell table:style-name="ce2" office:value-type="string" calcext:value-type="string">
            <text:p>Comparing neural- and N-gram-based language models for word segmentation</text:p>
          </table:table-cell>
          <table:table-cell table:style-name="ce2"/>
          <table:table-cell table:style-name="ce2" office:value-type="string" calcext:value-type="string">
            <text:p>WMT17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3];FIND(&quot;=&quot;;[.I13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Redes Neurais Recorrentes, Técnicas estatísticas baseadas em n-gram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office:value-type="string" calcext:value-type="string">
            <text:p>Comparing the Effect of Syntactic vs. Statistical Phrase Indexing Strategies for Dutch</text:p>
          </table:table-cell>
          <table:table-cell table:style-name="ce2" office:value-type="string" calcext:value-type="string">
            <text:p>Comparing the Effect of Syntactic vs. Statistical Phrase Indexing Strategies for Dutch</text:p>
          </table:table-cell>
          <table:table-cell table:style-name="ce2"/>
          <table:table-cell table:style-name="ce2" office:value-type="string" calcext:value-type="string">
            <text:p>Het Eindhovens Dagblad</text:p>
            <text:p>Het Brabants Dagblad</text:p>
            <text:p>Het Nieuwsblad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4];FIND(&quot;=&quot;;[.I14])-2)" office:value-type="string" office:string-value="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4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D/A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office:value-type="string" calcext:value-type="string">
            <text:p>Compound decomposition in Dutch large vocabulary speech recognition</text:p>
          </table:table-cell>
          <table:table-cell table:style-name="ce2" office:value-type="string" calcext:value-type="string">
            <text:p>Compound decomposition in Dutch large vocabulary speech recognition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5];FIND(&quot;=&quot;;[.I15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, O = Outr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O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5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Data-drive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office:value-type="string" calcext:value-type="string">
            <text:p>Cross-lingual Word Segmentation and Morpheme Segmentation as Sequence Labelling</text:p>
          </table:table-cell>
          <table:table-cell table:style-name="ce2" office:value-type="string" calcext:value-type="string">
            <text:p>Cross-lingual Word Segmentation and Morpheme Segmentation as SequenceLabelling</text:p>
          </table:table-cell>
          <table:table-cell table:style-name="ce2"/>
          <table:table-cell table:style-name="ce2" office:value-type="string" calcext:value-type="string">
            <text:p>- 10 data sets provided in the MLP 2017 shared task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6];FIND(&quot;=&quot;;[.I16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 = Sim</text:p>
            <text:p>BiRRN = Bidirectional Recurrent Neural Network</text:p>
            <text:p>GRU = Gated recurrent unit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, GR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NN, GR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CRF = Conditional Random Fields</text:p>
            <text:p>MF = Morpheme Segmentation</text:p>
            <text:p>3GM = 3-Gram Model</text:p>
            <text:p>VA = Viterbi Algorithm</text:p>
          </table:table-cell>
          <table:table-cell table:style-name="ce2" office:value-type="string" calcext:value-type="string">
            <text:p>MS=Morpheme Segmentatio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A, NG, MS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office:value-type="string" calcext:value-type="string">
            <text:p>Data-driven Compound Splitting Method for English Compounds in Domain Names</text:p>
          </table:table-cell>
          <table:table-cell table:style-name="ce2" office:value-type="string" calcext:value-type="string">
            <text:p>Data-driven Compound Splitting Method for English Compounds in Domain Na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Wikipedia English corpus Titles = 1.1M unique word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7];FIND(&quot;=&quot;;[.I17])-2)" office:value-type="string" office:string-value="O" calcext:value-type="string">
            <text:p>O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U = UR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Objective Function based in Frequency</text:p>
            <text:p>N-gram = 1-gram to 3-gram</text:p>
            <text:p>List of Stop-words = filter tokens</text:p>
          </table:table-cell>
          <table:table-cell table:style-name="ce2" office:value-type="string" calcext:value-type="string">
            <text:p>SW=Stop Words Lis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NG, SW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office:value-type="string" calcext:value-type="string">
            <text:p>Detecting "protein words" through unsupervised word segmentation</text:p>
          </table:table-cell>
          <table:table-cell table:style-name="ce2" office:value-type="string" calcext:value-type="string">
            <text:p>Detecting "protein words" through unsupervised word segmentation</text:p>
          </table:table-cell>
          <table:table-cell table:style-name="ce2"/>
          <table:table-cell table:style-name="ce2" office:value-type="string" calcext:value-type="string">
            <text:p>Protein Data Bank (PDB)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8];FIND(&quot;=&quot;;[.I18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prendizado não-supervisionado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office:value-type="string" calcext:value-type="string">
            <text:p>Determining immediate constituents of compounds in GermaNet</text:p>
          </table:table-cell>
          <table:table-cell table:style-name="ce2" office:value-type="string" calcext:value-type="string">
            <text:p>Determining immediate constituents of compounds in GermaNe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19];FIND(&quot;=&quot;;[.I19])-2)" office:value-type="string" office:string-value="O" calcext:value-type="string">
            <text:p>O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19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19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orphological Analysis</text:p>
          </table:table-cell>
          <table:table-cell table:style-name="ce2" office:value-type="string" calcext:value-type="string">
            <text:p>MA=Morphological Analys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office:value-type="string" calcext:value-type="string">
            <text:p>Dutch hypernym detection: does decompounding help?</text:p>
          </table:table-cell>
          <table:table-cell table:style-name="ce2" office:value-type="string" calcext:value-type="string">
            <text:p>Dutch hypernym detection: does decompounding help?</text:p>
          </table:table-cell>
          <table:table-cell table:style-name="ce2"/>
          <table:table-cell table:style-name="ce2" office:value-type="string" calcext:value-type="string">
            <text:p>Own Annoted Corpus with BRA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0];FIND(&quot;=&quot;;[.I20])-2)" office:value-type="string" office:string-value="T" calcext:value-type="string">
            <text:p>T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hypernym detection system</text:p>
            <text:p>pos tagging</text:p>
          </table:table-cell>
          <table:table-cell table:style-name="ce2" office:value-type="string" calcext:value-type="string">
            <text:p>PT=Pos Taggin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, PT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office:value-type="string" calcext:value-type="string">
            <text:p>Ekphrasis</text:p>
          </table:table-cell>
          <table:table-cell table:style-name="ce2" office:value-type="string" calcext:value-type="string">
            <text:p>Ekphrasis</text:p>
          </table:table-cell>
          <table:table-cell table:style-name="ce2"/>
          <table:table-cell table:style-name="ce2" office:value-type="string" calcext:value-type="string">
            <text:p>english Wikipedia, twitter - 330mil english tweet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1];FIND(&quot;=&quot;;[.I21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H = Hashta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Y, Redes Neurais Recorrent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1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office:value-type="string" calcext:value-type="string">
            <text:p>Empirical Methods for Compound Splitting</text:p>
          </table:table-cell>
          <table:table-cell table:style-name="ce2" office:value-type="string" calcext:value-type="string">
            <text:p>Empirical Methods for Compound Splitt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ean Parliament Proceedings, consisting of 20 million words of German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2];FIND(&quot;=&quot;;[.I22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2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2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FBM = Frequency Based Metric</text:p>
            <text:p>TL = Translation Lexicon = establishes word alignment in the two languages</text:p>
          </table:table-cell>
          <table:table-cell table:style-name="ce2" office:value-type="string" calcext:value-type="string">
            <text:p>LA=Lexical Analys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LA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office:value-type="string" calcext:value-type="string">
            <text:p>Evaluating compound splitters extrinsically with textual entailment</text:p>
          </table:table-cell>
          <table:table-cell table:style-name="ce2" office:value-type="string" calcext:value-type="string">
            <text:p>Evaluating compound splitters extrinsically with textual entailment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RTE-3 Dataset from PASCAL Recognising Textual Entailment Challenge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3];FIND(&quot;=&quot;;[.I23])-2)" office:value-type="string" office:string-value="G" calcext:value-type="string">
            <text:p>G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3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Recognizing Textual Entailment</text:p>
            <text:p>Lexical Overlap Hypothesis</text:p>
          </table:table-cell>
          <table:table-cell table:style-name="ce2" office:value-type="string" calcext:value-type="string">
            <text:p>TE=Text Entailment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E, LA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5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office:value-type="string" calcext:value-type="string">
            <text:p>Fast Word Segmentation of Noisy Text</text:p>
          </table:table-cell>
          <table:table-cell table:style-name="ce2" office:value-type="string" calcext:value-type="string">
            <text:p>Fast {Word} {Segmentation} of {Noisy} {Text}</text:p>
          </table:table-cell>
          <table:table-cell table:style-name="ce2"/>
          <table:table-cell table:style-name="ce2" office:value-type="string" calcext:value-type="string">
            <text:p>Google Books Ngram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4];FIND(&quot;=&quot;;[.I24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4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Programação dinâmica e matriz triangular</text:p>
          </table:table-cell>
          <table:table-cell table:style-name="ce2" office:value-type="string" calcext:value-type="string">
            <text:p>DP=Dynamic Programin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P, 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office:value-type="string" calcext:value-type="string">
            <text:p>From Source Code Identifiers to Natural Language Terms</text:p>
          </table:table-cell>
          <table:table-cell table:style-name="ce2" office:value-type="string" calcext:value-type="string">
            <text:p>From Source Code Identifiers to Natural Language Terms</text:p>
          </table:table-cell>
          <table:table-cell table:style-name="ce2"/>
          <table:table-cell table:style-name="ce2" office:value-type="string" calcext:value-type="string">
            <text:p>Own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5];FIND(&quot;=&quot;;[.I25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5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A/NI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office:value-type="string" calcext:value-type="string">
            <text:p>Fully Unsupervised Word Segmentation with BVE and MDL</text:p>
          </table:table-cell>
          <table:table-cell table:style-name="ce2" office:value-type="string" calcext:value-type="string">
            <text:p>Fully Unsupervised Word Segmentation with BVE and MDL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6];FIND(&quot;=&quot;;[.I26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&amp;</text:p>
          </table:table-cell>
          <table:table-cell table:number-columns-repeated="3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DL = Minimum Description Length</text:p>
            <text:p>BVE = Bootstrapped Voting Expert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office:value-type="string" calcext:value-type="string">
            <text:p>German compound splitting using the compound productivity of morphemes</text:p>
          </table:table-cell>
          <table:table-cell table:style-name="ce2" office:value-type="string" calcext:value-type="string">
            <text:p>German compound splitting using the compound productivity of morphem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iga Web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7];FIND(&quot;=&quot;;[.I27])-2)" office:value-type="string" office:string-value="G" calcext:value-type="string">
            <text:p>G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A = Morphological Analysis</text:p>
            <text:p>MoA = Morpheme Analysis</text:p>
            <text:p>L = Lexicon</text:p>
          </table:table-cell>
          <table:table-cell table:style-name="ce2" office:value-type="string" calcext:value-type="string">
            <text:p>MA=Morphological Analysi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LA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office:value-type="string" calcext:value-type="string">
            <text:p>German Compounds and Statistical Machine Translation. Can they get along?</text:p>
          </table:table-cell>
          <table:table-cell table:style-name="ce2" office:value-type="string" calcext:value-type="string">
            <text:p>German Compounds and Statistical Machine Translation. Can they get along?</text:p>
          </table:table-cell>
          <table:table-cell table:style-name="ce2"/>
          <table:table-cell table:style-name="ce2" office:value-type="string" calcext:value-type="string">
            <text:p>TRIS corpus</text:p>
            <text:p>German-Spanish parallel corpus</text:p>
            <text:p>Europarl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8];FIND(&quot;=&quot;;[.I28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E = Espanho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S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2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Pos Tagg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office:value-type="string" calcext:value-type="string">
            <text:p>German Decompounding in a Difficult Corpus</text:p>
          </table:table-cell>
          <table:table-cell table:style-name="ce2" office:value-type="string" calcext:value-type="string">
            <text:p>German Decompounding in a Difficult Corpus</text:p>
          </table:table-cell>
          <table:table-cell table:style-name="ce2"/>
          <table:table-cell table:style-name="ce2" office:value-type="string" calcext:value-type="string">
            <text:p>Europarl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29];FIND(&quot;=&quot;;[.I29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29]" office:value-type="string" office:string-value="N" calcext:value-type="string">
            <text:p>N</text:p>
          </table:table-cell>
          <table:table-cell table:style-name="ce2" office:value-type="string" calcext:value-type="string">
            <text:p>Support vector Machin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Frequency-Based</text:p>
            <text:p>Probability-Based</text:p>
            <text:p>Mutual Information</text:p>
            <text:p>Suport Vector Machin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office:value-type="string" calcext:value-type="string">
            <text:p>Helpful or not? an investigation on the feasibility of identifier splitting via CNN-BiLSTM-CRF</text:p>
          </table:table-cell>
          <table:table-cell table:style-name="ce2" office:value-type="string" calcext:value-type="string">
            <text:p>Helpful or not? an investigation on the feasibility of identifier splitting via CNN-BiLSTM-CRF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Binkley dataset</text:p>
            <text:p>Jhotdraw dataset</text:p>
            <text:p>BT11</text:p>
            <text:p>Lynx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0];FIND(&quot;=&quot;;[.I30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CNN = Convolutional Neural Network</text:p>
            <text:p>BiLSTM = Bidirectional Long Short-Term Memory Network</text:p>
            <text:p>CRF = Conditional Random Field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NN, LSTM, CR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CNN, LSTM, CRF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office:value-type="string" calcext:value-type="string">
            <text:p>How to Avoid Burning Ducks: Combining Linguistic Analysis and Corpus Statistics for German Compound Processing</text:p>
          </table:table-cell>
          <table:table-cell table:style-name="ce2" office:value-type="string" calcext:value-type="string">
            <text:p>How to Avoid Burning Ducks: Combining Linguistic Analysis and Corpus Statistics for German Compound Processing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1];FIND(&quot;=&quot;;[.I31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1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1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A = Morphological Analysis = using SMOR Morphological Analyser</text:p>
            <text:p>WFC = Word Frequencies from large Corpus = used combined with MA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ST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office:value-type="string" calcext:value-type="string">
            <text:p>Improving Nonparameteric Bayesian Inference: Experiments on Unsupervised Word Segmentation with Adaptor Grammars</text:p>
          </table:table-cell>
          <table:table-cell table:style-name="ce2" office:value-type="string" calcext:value-type="string">
            <text:p>Improving Nonparameteric Bayesian Inference: Experiments on Unsupervised Word Segmentation with Adaptor Grammars</text:p>
          </table:table-cell>
          <table:table-cell table:style-name="ce2"/>
          <table:table-cell table:style-name="ce2" office:value-type="string" calcext:value-type="string">
            <text:p>Brent version of the Bernstein-Ratner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2];FIND(&quot;=&quot;;[.I32])-2)" office:value-type="string" office:string-value="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HBI = Hierarchical Bayesian Inferenc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office:value-type="string" calcext:value-type="string">
            <text:p>Incremental Learning for Fully Unsupervised Word Segmentation Using Penalized Likelihood and Model Selection</text:p>
          </table:table-cell>
          <table:table-cell table:style-name="ce2" office:value-type="string" calcext:value-type="string">
            <text:p>Incremental Learning for Fully Unsupervised Word Segmentation UsingPenalized Likelihood and Model Selection</text:p>
          </table:table-cell>
          <table:table-cell table:style-name="ce2"/>
          <table:table-cell table:style-name="ce2" office:value-type="string" calcext:value-type="string">
            <text:p>Bernstein-Ratner, SIGHAN Bakeoff-2005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3];FIND(&quot;=&quot;;[.I33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3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prendizado não supervisionado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office:value-type="string" calcext:value-type="string">
            <text:p>Integration of multiple bilingually-trained segmentation schemes into statistical machine translation</text:p>
          </table:table-cell>
          <table:table-cell table:style-name="ce2" office:value-type="string" calcext:value-type="string">
            <text:p>Integration of multiple bilingually-trained segmentation schemes into statistical machine translation</text:p>
          </table:table-cell>
          <table:table-cell table:style-name="ce2"/>
          <table:table-cell table:style-name="ce2" office:value-type="string" calcext:value-type="string">
            <text:p>Bilingual/Multilingual Corpus</text:p>
            <text:p>Basic Travel Expressions Corpus (BTREC)</text:p>
            <text:p>Statistical Machine Translation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4];FIND(&quot;=&quot;;[.I34])-2)" office:value-type="string" office:string-value="G" calcext:value-type="string">
            <text:p>G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4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aximum-Entropy Metho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office:value-type="string" calcext:value-type="string">
            <text:p>Language Independent Word Segmentation for Statistical Machine Translation</text:p>
          </table:table-cell>
          <table:table-cell table:style-name="ce2" office:value-type="string" calcext:value-type="string">
            <text:p>Language Independent Word Segmentation for Statistical Machine Translation</text:p>
          </table:table-cell>
          <table:table-cell table:style-name="ce2"/>
          <table:table-cell table:style-name="ce2" office:value-type="string" calcext:value-type="string">
            <text:p>BTEC = Multilingual Basic Travel Expressions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5];FIND(&quot;=&quot;;[.I35])-2)" office:value-type="string" office:string-value="T" calcext:value-type="string">
            <text:p>T</text:p>
          </table:table-cell>
          <table:table-cell table:style-name="ce2" office:value-type="string" calcext:value-type="string">
            <text:p>C = Chinês, I = Inglês, V = Vária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5]" office:value-type="string" office:string-value="N" calcext:value-type="string">
            <text:p>N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IBM = Iterative Bootstrap Metho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office:value-type="string" calcext:value-type="string">
            <text:p>Language-independent Compound Splitting with Morphological Operations</text:p>
          </table:table-cell>
          <table:table-cell table:style-name="ce2" office:value-type="string" calcext:value-type="string">
            <text:p>Language-independent Compound Splitting with Morphological Oper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Europarl Corpus</text:p>
            <text:p>WMT-07 Dataset - Workshop of Machine Translation 2007 datas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6];FIND(&quot;=&quot;;[.I36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I = Inglês, V = Vária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, V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6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6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A = Morphological Analysis</text:p>
            <text:p>MOBC = Morphological Operations learned from a Bilingual Corpus</text:p>
            <text:p>MC = Monolingual Corpora = to learn and filter the set of compound part candidate</text:p>
            <text:p>DP = Dynamic Programming = to find the optimal split sequenc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<text:s/>DP, 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office:value-type="string" calcext:value-type="string">
            <text:p>Learning to Discover, Ground and Use Words with Segmental Neural Language Models</text:p>
          </table:table-cell>
          <table:table-cell table:style-name="ce2" office:value-type="string" calcext:value-type="string">
            <text:p>Learning to Discover, Ground and Use Words with Segmental NeuralLanguage Models</text:p>
          </table:table-cell>
          <table:table-cell table:style-name="ce2"/>
          <table:table-cell table:style-name="ce2" office:value-type="string" calcext:value-type="string">
            <text:p>Brent corpus</text:p>
            <text:p>English Penn Treebank</text:p>
            <text:p>Beijing University Corpus</text:p>
            <text:p>Chinese Penn Treebank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7];FIND(&quot;=&quot;;[.I37])-2)" office:value-type="string" office:string-value="G" calcext:value-type="string">
            <text:p>G</text:p>
          </table:table-cell>
          <table:table-cell table:style-name="ce2" office:value-type="string" calcext:value-type="string">
            <text:p>C = Chinês, 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haracter-LSTM</text:p>
            <text:p>Segmental Neural Language Mode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SNL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STM, SNLM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Lexical Generation</text:p>
            <text:p>Marginal Likelihood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A, 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office:value-type="string" calcext:value-type="string">
            <text:p>Letter sequence labeling for compound splitting</text:p>
          </table:table-cell>
          <table:table-cell table:style-name="ce2" office:value-type="string" calcext:value-type="string">
            <text:p>Letter sequence labeling for compound splitting</text:p>
          </table:table-cell>
          <table:table-cell table:style-name="ce2"/>
          <table:table-cell table:style-name="ce2" office:value-type="string" calcext:value-type="string">
            <text:p>PE = Parra Escartin dataset</text:p>
            <text:p>GM = GermaN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8];FIND(&quot;=&quot;;[.I38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U = Universal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U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CRF = Conditional Random Fields</text:p>
            <text:p>LSL = Letter Sequence Label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office:value-type="string" calcext:value-type="string">
            <text:p>LINSEN: An efficient approach to split identifiers and expand abbreviations</text:p>
          </table:table-cell>
          <table:table-cell table:style-name="ce2" office:value-type="string" calcext:value-type="string">
            <text:p>LINSEN: An efficient approach to split identifiers and expand abbrevi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Identifiers extracted from 24 C/C++ anda Java Opensource System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39];FIND(&quot;=&quot;;[.I39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39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39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DT = Dictionaries of Terms = extracted from source code and computer science context</text:p>
            <text:p>EA = Expand Abreviation =  expand abreviation terms</text:p>
            <text:p>DTW = Dynamic Time Warping Algorithm = find near optmail matchings between identier's substrings and words in an English Dictionary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EA, 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office:value-type="string" calcext:value-type="string">
            <text:p>Mining source code to automatically split identifiers for software analysis</text:p>
          </table:table-cell>
          <table:table-cell table:style-name="ce2" office:value-type="string" calcext:value-type="string">
            <text:p>Mining source code to automatically split identifiers for software analysi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9000 OpenSource Java Programs in SourceForge, annotated with two human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0];FIND(&quot;=&quot;;[.I40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E = Abbreviation Expansions = Try to expand abbreviated strings  </text:p>
            <text:p>DW = Dictionary Word = Validate tokens with Dictionary Word (Ispell tool)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A, DW</text:p>
          </table:table-cell>
          <table:table-cell table:style-name="ce2" office:value-type="string" calcext:value-type="string">
            <text:p>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office:value-type="string" calcext:value-type="string">
            <text:p>Morphological and Language-Agnostic Word Segmentation for NMT</text:p>
          </table:table-cell>
          <table:table-cell table:style-name="ce2" office:value-type="string" calcext:value-type="string">
            <text:p>Morphological and Language-Agnostic Word Segmentation for NMT</text:p>
          </table:table-cell>
          <table:table-cell table:style-name="ce2"/>
          <table:table-cell table:style-name="ce2" office:value-type="string" calcext:value-type="string">
            <text:p>Europarl v7</text:p>
            <text:p>OpenSubtitles2016</text:p>
            <text:p>WMT3 newstest2011</text:p>
            <text:p>WMT3 newstest2013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1];FIND(&quot;=&quot;;[.I41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2T = Tensor2Tensor MT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2T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T2T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1]" office:value-type="string" office:string-value="O" calcext:value-type="string">
            <text:p>O</text:p>
          </table:table-cell>
          <table:table-cell table:style-name="ce2" table:number-columns-repeated="2"/>
          <table:table-cell table:style-name="ce2" office:value-type="string" calcext:value-type="string">
            <text:p>BPE = BytePair Encoding</text:p>
            <text:p>MS = Morpheme Segmentation (Morfessor Tool)</text:p>
            <text:p>Moses tokenizer</text:p>
            <text:p>STE = SubwordTextEncoder</text:p>
          </table:table-cell>
          <table:table-cell table:style-name="ce2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2" office:value-type="string" calcext:value-type="string">
            <text:p>Multilingual word segmentation: Training many language-specific tokenizers smoothly thanks to the universal dependencies corpus</text:p>
          </table:table-cell>
          <table:table-cell table:style-name="ce2"/>
          <table:table-cell table:style-name="ce2" office:value-type="string" calcext:value-type="string">
            <text:p>Universal Dependencies 2.1 corpus (UD2)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2];FIND(&quot;=&quot;;[.I42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2]" office:value-type="string" office:string-value="RNN" calcext:value-type="string">
            <text:p>R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2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CRF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office:value-type="string" calcext:value-type="string">
            <text:p>Neural Machine Translation of Rare Words with Subword Units</text:p>
          </table:table-cell>
          <table:table-cell table:style-name="ce2" office:value-type="string" calcext:value-type="string">
            <text:p>Neural Machine Translation of Rare Words with Subword Units</text:p>
          </table:table-cell>
          <table:table-cell table:style-name="ce2"/>
          <table:table-cell table:style-name="ce2" office:value-type="string" calcext:value-type="string">
            <text:p>Eurparl versão 7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3];FIND(&quot;=&quot;;[.I43])-2)" office:value-type="string" office:string-value="T" calcext:value-type="string">
            <text:p>T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3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Byte pair encoding (BPE)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office:value-type="string" calcext:value-type="string">
            <text:p>Neural Word Segmentation with Rich Pretraining</text:p>
          </table:table-cell>
          <table:table-cell table:style-name="ce2" office:value-type="string" calcext:value-type="string">
            <text:p>Neural Word Segmentation with Rich Pretraining</text:p>
          </table:table-cell>
          <table:table-cell table:style-name="ce2"/>
          <table:table-cell table:style-name="ce2" office:value-type="string" calcext:value-type="string">
            <text:p>Chinese Treebank 6.0 (CTB6)</text:p>
            <text:p>SIGHAN 2005 bake-off </text:p>
            <text:p>NLPCC 2016 shared task for Weibo segmentation</text:p>
            <text:p>Chinese Gigaword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4];FIND(&quot;=&quot;;[.I44])-2)" office:value-type="string" office:string-value="G" calcext:value-type="string">
            <text:p>G</text:p>
          </table:table-cell>
          <table:table-cell table:style-name="ce2" office:value-type="string" calcext:value-type="string">
            <text:p>C = Chin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S = SIM</text:p>
            <text:p>LST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Não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office:value-type="string" calcext:value-type="string">
            <text:p>Python Word Segmentation</text:p>
          </table:table-cell>
          <table:table-cell table:style-name="ce2" office:value-type="string" calcext:value-type="string">
            <text:p>Python {Word} {Segmentation}</text:p>
          </table:table-cell>
          <table:table-cell table:style-name="ce2"/>
          <table:table-cell table:style-name="ce2" office:value-type="string" calcext:value-type="string">
            <text:p>Google Web Trillion Word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5];FIND(&quot;=&quot;;[.I45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5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office:value-type="string" calcext:value-type="string">
            <text:p>Segmenting twitter hashtags</text:p>
          </table:table-cell>
          <table:table-cell table:style-name="ce2" office:value-type="string" calcext:value-type="string">
            <text:p>Segmenting twitter hashtags</text:p>
          </table:table-cell>
          <table:table-cell table:style-name="ce2"/>
          <table:table-cell table:style-name="ce2" office:value-type="string" calcext:value-type="string">
            <text:p>Contemporary American English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R = Análise de Redes Sociais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6];FIND(&quot;=&quot;;[.I46])-2)" office:value-type="string" office:string-value="R" calcext:value-type="string">
            <text:p>R</text:p>
          </table:table-cell>
          <table:table-cell table:style-name="ce2" office:value-type="string" calcext:value-type="string">
            <text:p>I = Inglês, P = Portuguê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P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H = Hashta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6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6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aximum Known Matching</text:p>
            <text:p>Maximum Unknown Matching</text:p>
            <text:p>Two grams</text:p>
            <text:p>POS tagg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, NG, O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office:value-type="string" calcext:value-type="string">
            <text:p>Segmenting web-domains and hashtags using length specific models</text:p>
          </table:table-cell>
          <table:table-cell table:style-name="ce2" office:value-type="string" calcext:value-type="string">
            <text:p>Segmenting web-domains and hashtags using length specific model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/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 = Análise de Redes Sociais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7];FIND(&quot;=&quot;;[.I47])-2)" office:value-type="string" office:string-value="R" calcext:value-type="string">
            <text:p>R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joint probability model</text:p>
            <text:p>SV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office:value-type="string" calcext:value-type="string">
            <text:p>Selective compound splitting of swedish queries for boolean combinations of truncated terms</text:p>
          </table:table-cell>
          <table:table-cell table:style-name="ce2" office:value-type="string" calcext:value-type="string">
            <text:p>Selective compound splitting of swedish queries for boolean combinations of truncated terms</text:p>
          </table:table-cell>
          <table:table-cell table:style-name="ce2" office:value-type="string" calcext:value-type="string">
            <text:p>AP = Artigo de Periódico</text:p>
          </table:table-cell>
          <table:table-cell table:style-name="ce2" office:value-type="string" calcext:value-type="string">
            <text:p>CLEF Corpora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8];FIND(&quot;=&quot;;[.I48])-2)" office:value-type="string" office:string-value="O" calcext:value-type="string">
            <text:p>O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VSM = Vector Space Model</text:p>
            <text:p>RI = Random Index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office:value-type="string" calcext:value-type="string">
            <text:p>Sembler: Ensembling crowd sequential labeling for improved quality</text:p>
          </table:table-cell>
          <table:table-cell table:style-name="ce2" office:value-type="string" calcext:value-type="string">
            <text:p>Sembler: Ensembling crowd sequential labeling for improved quality</text:p>
          </table:table-cell>
          <table:table-cell table:style-name="ce2"/>
          <table:table-cell table:style-name="ce2" office:value-type="string" calcext:value-type="string">
            <text:p>Crowdsourcing services</text:p>
            <text:p>Amazon Mechanical Turking</text:p>
            <text:p>Tweet data s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49];FIND(&quot;=&quot;;[.I49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49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49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Crowd Annotation</text:p>
            <text:p>Majority Agreement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office:value-type="string" calcext:value-type="string">
            <text:p>Simple compound splitting for German</text:p>
          </table:table-cell>
          <table:table-cell table:style-name="ce2" office:value-type="string" calcext:value-type="string">
            <text:p>Simple compound splitting for German</text:p>
          </table:table-cell>
          <table:table-cell table:style-name="ce2"/>
          <table:table-cell table:style-name="ce2" office:value-type="string" calcext:value-type="string">
            <text:p>German webcorpus</text:p>
            <text:p>SMOR</text:p>
            <text:p>German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0];FIND(&quot;=&quot;;[.I50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Form-to-Lemma Mapp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office:value-type="string" calcext:value-type="string">
            <text:p>Spiral: splitters for identifiers in source code files.</text:p>
          </table:table-cell>
          <table:table-cell table:style-name="ce2" office:value-type="string" calcext:value-type="string">
            <text:p>Spiral: splitters for identifiers in source code files.</text:p>
          </table:table-cell>
          <table:table-cell table:style-name="ce2"/>
          <table:table-cell table:style-name="ce2" office:value-type="string" calcext:value-type="string">
            <text:p>NLTK</text:p>
            <text:p>Wordne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1];FIND(&quot;=&quot;;[.I51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1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1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Ronin Algorith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/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office:value-type="string" calcext:value-type="string">
            <text:p>Splitting compounds by semantic analogy</text:p>
          </table:table-cell>
          <table:table-cell table:style-name="ce2" office:value-type="string" calcext:value-type="string">
            <text:p>Splitting compounds by semantic analogy</text:p>
          </table:table-cell>
          <table:table-cell table:number-columns-repeated="2"/>
          <table:table-cell table:style-name="ce2" office:value-type="string" calcext:value-type="string">
            <text:p>} &amp;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2];FIND(&quot;=&quot;;[.I52])-2)" office:value-type="string" office:string-value="T" calcext:value-type="string">
            <text:p>T</text:p>
          </table:table-cell>
          <table:table-cell office:value-type="string" calcext:value-type="string">
            <text:p>O = Outra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/>
          <table:table-cell table:style-name="ce2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/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E</text:p>
          </table:table-cell>
          <table:table-cell table:style-name="ce2" table:number-columns-repeated="2"/>
          <table:table-cell table:number-columns-repeated="2"/>
          <table:table-cell office:value-type="string" calcext:value-type="string">
            <text:p>WE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table:number-columns-repeated="3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office:value-type="string" calcext:value-type="string">
            <text:p>Splitting compounds with ngrams</text:p>
          </table:table-cell>
          <table:table-cell table:style-name="ce2" office:value-type="string" calcext:value-type="string">
            <text:p>Splitting compounds with ngrams</text:p>
          </table:table-cell>
          <table:table-cell table:style-name="ce2"/>
          <table:table-cell table:style-name="ce2" office:value-type="string" calcext:value-type="string">
            <text:p>Aamulehti-1999 Finnish daily newspaper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3];FIND(&quot;=&quot;;[.I53])-2)" office:value-type="string" office:string-value="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3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orphological analyzer</text:p>
            <text:p>Trigram Language Mode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Semi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office:value-type="string" calcext:value-type="string">
            <text:p>Splitting of compound terms in non-prototypical compounding languages</text:p>
          </table:table-cell>
          <table:table-cell table:style-name="ce2" office:value-type="string" calcext:value-type="string">
            <text:p>Splitting of compound terms in non-prototypical compounding languages</text:p>
          </table:table-cell>
          <table:table-cell table:style-name="ce2"/>
          <table:table-cell table:style-name="ce2" office:value-type="string" calcext:value-type="string">
            <text:p>New York Times corpus, The Russian National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4];FIND(&quot;=&quot;;[.I54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V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4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Estatístic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office:value-type="string" calcext:value-type="string">
            <text:p>Splitting source code identifiers using Bidirectional LSTM Recurrent Neural Network</text:p>
          </table:table-cell>
          <table:table-cell table:style-name="ce2" office:value-type="string" calcext:value-type="string">
            <text:p>Splitting source code identifiers using Bidirectional LSTM Recurrent Neural Network</text:p>
          </table:table-cell>
          <table:table-cell table:style-name="ce2"/>
          <table:table-cell table:style-name="ce2" office:value-type="string" calcext:value-type="string">
            <text:p>Public Git Archive</text:p>
            <text:p>Wikipedia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5];FIND(&quot;=&quot;;[.I55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STM</text:p>
            <text:p>Character-level Convolutional Neural Network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CNN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LSTM, CN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Gradient boosting on decision tree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office:value-type="string" calcext:value-type="string">
            <text:p>Statistical machine translation of german compound words</text:p>
          </table:table-cell>
          <table:table-cell table:style-name="ce2" office:value-type="string" calcext:value-type="string">
            <text:p>Statistical {Natural} {Language} {Processing} in {Python}. or {How} {To} {Do} {Things} {With} {Words}. {And} {Counters}. or {Everything} {I} {Needed} to {Know} {About} {NLP} {I} learned {From} {Sesame} {Street}. {Except} {Kneser}-{Ney} {Smoothing}. {The} {Count} {Didn}'t {Cover} {That}.</text:p>
          </table:table-cell>
          <table:table-cell table:style-name="ce2"/>
          <table:table-cell table:style-name="ce2" office:value-type="string" calcext:value-type="string">
            <text:p>big.tx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6];FIND(&quot;=&quot;;[.I56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6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6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Programação dinâmica e bigram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D, NG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office:value-type="string" calcext:value-type="string">
            <text:p>Statistical Natural Language Processing in Python. or How To Do Things With Words. And Counters. or Everything I Needed to Know About NLP I learned From Sesame Street. Except Kneser-Ney Smoothing. The Count Didn't Cover That.</text:p>
          </table:table-cell>
          <table:table-cell table:style-name="ce2" office:value-type="string" calcext:value-type="string">
            <text:p>Statistical machine translation of german compound words</text:p>
          </table:table-cell>
          <table:table-cell table:style-name="ce2"/>
          <table:table-cell table:style-name="ce2" office:value-type="string" calcext:value-type="string">
            <text:p>European Parliament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T = Tradução Automátic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7];FIND(&quot;=&quot;;[.I57])-2)" office:value-type="string" office:string-value="T" calcext:value-type="string">
            <text:p>T</text:p>
          </table:table-cell>
          <table:table-cell table:style-name="ce2" office:value-type="string" calcext:value-type="string">
            <text:p>A = Alemão, I = Inglê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Técnicas Estatística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3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office:value-type="string" calcext:value-type="string">
            <text:p>TIDIER: An identifier splitting approach using speech recognition techniques</text:p>
          </table:table-cell>
          <table:table-cell table:style-name="ce2" office:value-type="string" calcext:value-type="string">
            <text:p>TIDIER: An identifier splitting approach using speech recognition technique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Apache Web server Code</text:p>
            <text:p>Programs of GNU Repository</text:p>
            <text:p>Linux Kernel</text:p>
            <text:p>Own Dataset (Oracle)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8];FIND(&quot;=&quot;;[.I58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String edit distance</text:p>
            <text:p>Word transformation rules</text:p>
            <text:p>Thesaurus of words and abbreviations</text:p>
          </table:table-cell>
          <table:table-cell table:style-name="ce2" office:value-type="string" calcext:value-type="string">
            <text:p>DW=Dictionary Words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6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office:value-type="string" calcext:value-type="string">
            <text:p>Towards unsupervised and language-independent compound splitting using inflectional morphological transformations</text:p>
          </table:table-cell>
          <table:table-cell table:style-name="ce2" office:value-type="string" calcext:value-type="string">
            <text:p>Towards unsupervised and language-independent compound splitting using inflectional morphological transformations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German and Dutch version of Wikipedia</text:p>
            <text:p>Afrikaans Taalkommissie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59];FIND(&quot;=&quot;;[.I59])-2)" office:value-type="string" office:string-value="O" calcext:value-type="string">
            <text:p>O</text:p>
          </table:table-cell>
          <table:table-cell table:style-name="ce2" office:value-type="string" calcext:value-type="string">
            <text:p>A = Alemão, V = Várias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V</text:p>
          </table:table-cell>
          <table:table-cell table:style-name="ce2" office:value-type="string" calcext:value-type="string">
            <text:p>CS = Compound Splitting, CSP = Compound Splitte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P = Palavras Composta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59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59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Morphological transformation</text:p>
            <text:p>Inflectional morphology</text:p>
            <text:p>Compound headedness</text:p>
            <text:p>POS Tagging</text:p>
            <text:p>Lemmatizer</text:p>
            <text:p>Binary split compound set developed for GermaNet by Henrich and Hinrichs</text:p>
            <text:p>Split point gold standards developed by Verhoeven et al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PT, 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office:value-type="string" calcext:value-type="string">
            <text:p>TRIS: A fast and accurate identifiers splitting and expansion algorithm</text:p>
          </table:table-cell>
          <table:table-cell table:style-name="ce2" office:value-type="string" calcext:value-type="string">
            <text:p>TRIS: A fast and accurate identifiers splitting and expansion algorithm</text:p>
          </table:table-cell>
          <table:table-cell table:style-name="ce2" office:value-type="string" calcext:value-type="string">
            <text:p>AC = Artigo de Conferencia</text:p>
          </table:table-cell>
          <table:table-cell table:style-name="ce2" office:value-type="string" calcext:value-type="string">
            <text:p>LUDISO = http://www.cs.loyola.edu/~binkley/ludiso/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ES = Engenharia de Software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0];FIND(&quot;=&quot;;[.I60])-2)" office:value-type="string" office:string-value="ES" calcext:value-type="string">
            <text:p>ES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IS = Identifier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I = Identificadores de código-font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Dictionary Transformations</text:p>
            <text:p>Identifier Transformatio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office:value-type="string" calcext:value-type="string">
            <text:p>Universal Word Segmentation: Implementation and Interpretation</text:p>
          </table:table-cell>
          <table:table-cell table:style-name="ce2" office:value-type="string" calcext:value-type="string">
            <text:p>Universal Word Segmentation: Implementation and Interpretation</text:p>
          </table:table-cell>
          <table:table-cell table:style-name="ce2"/>
          <table:table-cell table:style-name="ce2" office:value-type="string" calcext:value-type="string">
            <text:p>Datasets from Universal Dependencies 2.0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1];FIND(&quot;=&quot;;[.I61])-2)" office:value-type="string" office:string-value="G" calcext:value-type="string">
            <text:p>G</text:p>
          </table:table-cell>
          <table:table-cell table:style-name="ce2" office:value-type="string" calcext:value-type="string">
            <text:p>C = Chinês, F = Francẽs, I = Inglês, P = Português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F, E, P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iRNN = Bidirectional Recurrent Neural Network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CE = Character Embeddings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E</text:p>
          </table:table-cell>
          <table:table-cell table:style-name="ce2" table:number-columns-repeated="2"/>
          <table:table-cell table:style-name="ce2" office:value-type="string" calcext:value-type="string">
            <text:p>CRF = Conditional Random Fields</text:p>
          </table:table-cell>
          <table:table-cell table:style-name="ce2"/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office:value-type="string" calcext:value-type="string">
            <text:p>Unsupervised learning of word segmentation rules with genetic algorithms and inductive logic programming</text:p>
          </table:table-cell>
          <table:table-cell table:style-name="ce2" office:value-type="string" calcext:value-type="string">
            <text:p>Unsupervised learning of word segmentation rules with genetic algorithms and inductive logic programming</text:p>
          </table:table-cell>
          <table:table-cell table:style-name="ce2"/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2];FIND(&quot;=&quot;;[.I62])-2)" office:value-type="string" office:string-value="G" calcext:value-type="string">
            <text:p>G</text:p>
          </table:table-cell>
          <table:table-cell table:style-name="ce2" office:value-type="string" calcext:value-type="string">
            <text:p>F = Francẽ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2]" office:value-type="string" office:string-value="NA" calcext:value-type="string">
            <text:p>NA</text:p>
          </table:table-cell>
          <table:table-cell table:number-columns-repeated="2" table:style-name="ce2" office:value-type="string" calcext:value-type="string">
            <text:p>NA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2]" office:value-type="string" office:string-value="NA" calcext:value-type="string">
            <text:p>NA</text:p>
          </table:table-cell>
          <table:table-cell table:style-name="ce2" table:number-columns-repeated="2"/>
          <table:table-cell table:style-name="ce2" office:value-type="string" calcext:value-type="string">
            <text:p>Programação Lógica Indutiva (ILP), Algoritmos Genéticos (GA), Análise Morfológica (MA)</text:p>
          </table:table-cell>
          <table:table-cell table:style-name="ce2"/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office:value-type="string" calcext:value-type="string">
            <text:p>Unsupervised segmentation of sequences using harmony search and hierarchical clustering techniques</text:p>
          </table:table-cell>
          <table:table-cell table:style-name="ce2" office:value-type="string" calcext:value-type="string">
            <text:p>Unsupervised segmentation of sequences using harmony search and hierarchical clustering techniques</text:p>
          </table:table-cell>
          <table:table-cell table:style-name="ce2"/>
          <table:table-cell table:style-name="ce2" office:value-type="string" calcext:value-type="string">
            <text:p>Livro Moby Dick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3];FIND(&quot;=&quot;;[.I63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3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3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Baseado no Algoritmo de Viterbi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office:value-type="string" calcext:value-type="string">
            <text:p>Using an Ant Colony Metaheuristic to Optimize Automatic Word Segmentation for Ancient Greek</text:p>
          </table:table-cell>
          <table:table-cell table:style-name="ce2" office:value-type="string" calcext:value-type="string">
            <text:p>Using an Ant Colony Metaheuristic to Optimize Automatic Word Segmentation for Ancient Greek</text:p>
          </table:table-cell>
          <table:table-cell table:style-name="ce2"/>
          <table:table-cell table:style-name="ce2" office:value-type="string" calcext:value-type="string">
            <text:p>NA/NI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4];FIND(&quot;=&quot;;[.I64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4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4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Análise morfológica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office:value-type="string" calcext:value-type="string">
            <text:p>Using language rules to improve the performance of word segmentation</text:p>
          </table:table-cell>
          <table:table-cell table:style-name="ce2" office:value-type="string" calcext:value-type="string">
            <text:p>Using language rules to improve the performance of word segmentation</text:p>
          </table:table-cell>
          <table:table-cell table:style-name="ce2"/>
          <table:table-cell table:style-name="ce2" office:value-type="string" calcext:value-type="string">
            <text:p>The People Daily corpus of January 199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5];FIND(&quot;=&quot;;[.I65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5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5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Regras da Linguagem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 informado / Não aplicável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office:value-type="string" calcext:value-type="string">
            <text:p>Using wikipedia links to construct word segmentation corpora</text:p>
          </table:table-cell>
          <table:table-cell table:style-name="ce2" office:value-type="string" calcext:value-type="string">
            <text:p>Using wikipedia links to construct word segmentation corpora</text:p>
          </table:table-cell>
          <table:table-cell table:style-name="ce2"/>
          <table:table-cell table:style-name="ce2" office:value-type="string" calcext:value-type="string">
            <text:p>Wikipedia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6];FIND(&quot;=&quot;;[.I66])-2)" office:value-type="string" office:string-value="G" calcext:value-type="string">
            <text:p>G</text:p>
          </table:table-cell>
          <table:table-cell table:style-name="ce2" office:value-type="string" calcext:value-type="string">
            <text:p>O = Outr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6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6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POS Tagging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office:value-type="string" calcext:value-type="string">
            <text:p>Web scale NLP: A case study on URL word breaking</text:p>
          </table:table-cell>
          <table:table-cell table:style-name="ce2" office:value-type="string" calcext:value-type="string">
            <text:p>Web scale NLP: A case study on URL word breaking</text:p>
          </table:table-cell>
          <table:table-cell table:style-name="ce2"/>
          <table:table-cell table:style-name="ce2" office:value-type="string" calcext:value-type="string">
            <text:p>Microsoft N-gram service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7];FIND(&quot;=&quot;;[.I67])-2)" office:value-type="string" office:string-value="G" calcext:value-type="string">
            <text:p>G</text:p>
          </table:table-cell>
          <table:table-cell table:style-name="ce2" office:value-type="string" calcext:value-type="string">
            <text:p>I = Inglê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WSP = Word Splitting, 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U = UR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7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7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Bayesian Minimum Risk Framework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4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office:value-type="string" calcext:value-type="string">
            <text:p>Word Segmentation As General Chunking</text:p>
          </table:table-cell>
          <table:table-cell table:style-name="ce2" office:value-type="string" calcext:value-type="string">
            <text:p>Word Segmentation As General Chunking</text:p>
          </table:table-cell>
          <table:table-cell table:style-name="ce2"/>
          <table:table-cell table:style-name="ce2" office:value-type="string" calcext:value-type="string">
            <text:p>BR87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8];FIND(&quot;=&quot;;[.I68])-2)" office:value-type="string" office:string-value="G" calcext:value-type="string">
            <text:p>G</text:p>
          </table:table-cell>
          <table:table-cell table:style-name="ce2" office:value-type="string" calcext:value-type="string">
            <text:p>U = Universal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WSP = Wor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68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68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VE = Voting Experts</text:p>
            <text:p>BVE = Bootstrapped Voting Experts</text:p>
            <text:p>PtM = Phoneme to Morpheme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office:value-type="string" calcext:value-type="string">
            <text:p>Word segmentation through cross-lingual word-to-phoneme alignment</text:p>
          </table:table-cell>
          <table:table-cell table:style-name="ce2" office:value-type="string" calcext:value-type="string">
            <text:p>Word segmentation through cross-lingual word-to-phoneme alignment</text:p>
          </table:table-cell>
          <table:table-cell table:style-name="ce2"/>
          <table:table-cell table:style-name="ce2" office:value-type="string" calcext:value-type="string">
            <text:p>BTEC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69];FIND(&quot;=&quot;;[.I69])-2)" office:value-type="string" office:string-value="G" calcext:value-type="string">
            <text:p>G</text:p>
          </table:table-cell>
          <table:table-cell table:style-name="ce2" office:value-type="string" calcext:value-type="string">
            <text:p>E = Espanhol, I = Inglês, 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, E, V</text:p>
          </table:table-cell>
          <table:table-cell table:style-name="ce2" office:value-type="string" calcext:value-type="string">
            <text:p>WS = Word Segmentatio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= Não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Word-to-Word Alignment</text:p>
            <text:p>Phoneme recognition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2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office:value-type="string" calcext:value-type="string">
            <text:p>Wordsyoudontknow: Evaluation of lexicon-based decompounding with unknown handling</text:p>
          </table:table-cell>
          <table:table-cell table:style-name="ce2" office:value-type="string" calcext:value-type="string">
            <text:p>Wordsyoudontknow: Evaluation of lexicon-based decompounding with unknown handling</text:p>
          </table:table-cell>
          <table:table-cell table:style-name="ce2"/>
          <table:table-cell table:style-name="ce2" office:value-type="string" calcext:value-type="string">
            <text:p>news corpus</text:p>
            <text:p>wiki corpus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LEFT([.I70];FIND(&quot;=&quot;;[.I70])-2)" office:value-type="string" office:string-value="G" calcext:value-type="string">
            <text:p>G</text:p>
          </table:table-cell>
          <table:table-cell table:style-name="ce2" office:value-type="string" calcext:value-type="string">
            <text:p>V = Várias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CS = Compound Splittin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G = Geral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V70]" office:value-type="string" office:string-value="N" calcext:value-type="string">
            <text:p>N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table:formula="of:=[.Y70]" office:value-type="string" office:string-value="N" calcext:value-type="string">
            <text:p>N</text:p>
          </table:table-cell>
          <table:table-cell table:style-name="ce2" table:number-columns-repeated="2"/>
          <table:table-cell table:style-name="ce2" office:value-type="string" calcext:value-type="string">
            <text:p>Wordsyoudontknow: Evaluation of lexicon-based decompounding with unknown handlingS</text:p>
          </table:table-cell>
          <table:table-cell table:style-name="ce2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Não-supervisionado</text:p>
          </table:table-cell>
          <table:table-cell table:number-columns-repeated="2"/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39"/>
        </table:table-row>
        <table:table-row table:style-name="ro1">
          <table:table-cell table:number-columns-repeated="39"/>
        </table:table-row>
      </table:table>
      <table:table table:name="Planilha2" table:style-name="ta2">
        <office:forms form:automatic-focus="false" form:apply-design-mode="false"/>
        <table:table-column table:style-name="co24" table:number-columns-repeated="19" table:default-cell-style-name="Default"/>
        <table:table-row table:style-name="ro1">
          <table:table-cell/>
          <table:table-cell table:style-name="ce1" office:value-type="string" calcext:value-type="string">
            <text:p>Identifier</text:p>
          </table:table-cell>
          <table:table-cell table:style-name="ce4"/>
          <table:table-cell table:style-name="ce4" office:value-type="string" calcext:value-type="string">
            <text:p>Q1</text:p>
          </table:table-cell>
          <table:table-cell table:style-name="ce4"/>
          <table:table-cell table:style-name="ce4" office:value-type="string" calcext:value-type="string">
            <text:p>Q2</text:p>
          </table:table-cell>
          <table:table-cell table:style-name="ce4"/>
          <table:table-cell table:style-name="ce4" office:value-type="string" calcext:value-type="string">
            <text:p>Q3</text:p>
          </table:table-cell>
          <table:table-cell table:style-name="ce4"/>
          <table:table-cell table:style-name="ce4" office:value-type="string" calcext:value-type="string">
            <text:p>Q4</text:p>
          </table:table-cell>
          <table:table-cell table:style-name="ce4"/>
          <table:table-cell table:style-name="ce4" office:value-type="string" calcext:value-type="string">
            <text:p>Q5</text:p>
          </table:table-cell>
          <table:table-cell table:style-name="ce4"/>
          <table:table-cell table:style-name="ce4" office:value-type="string" calcext:value-type="string">
            <text:p>Q6</text:p>
          </table:table-cell>
          <table:table-cell table:style-name="ce4"/>
          <table:table-cell table:style-name="ce4" office:value-type="string" calcext:value-type="string">
            <text:p>Q7</text:p>
          </table:table-cell>
          <table:table-cell table:style-name="ce4"/>
          <table:table-cell table:style-name="ce4" office:value-type="string" calcext:value-type="string">
            <text:p>Q8</text:p>
          </table:table-cell>
          <table:table-cell/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mith_82_2018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CRF, 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inkley_dataset_2013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ken_statistical_2011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ill_empirical_2014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experimental_2014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improved_2015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ishkova_annotated_nodate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automatic_2010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ee_automatic_2007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breaking_2015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it_can_2011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oval_comparing_2018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raaij_comparing_199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rdelman_compound_2003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cross-lingual_2017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, GR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A, NG, MS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haitan_data-driven_2009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NG, S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ang_detecting_2014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nrich_determining_201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igouts_terryn_dutch_2016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, 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baziotis_ekphrasis_nodate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oehn_empirical_2003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agfeld_evaluating_2017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E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rbe_fast_nodate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arvalho_source_2015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fully_2011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gisaki_german_201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L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scartin_german_2014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alfonseca_german_200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li_helpful_201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NN, LSTM, CRF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fritzinger_how_2010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ohnson_improving_2009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hen_incremental_2016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integration_2011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aul_language_2009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erey_language-independent_201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<text:s/>DP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wakami_learning_2018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SNL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_letter_2016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razza_linsen_201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EA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enslen_mining_2009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A, DW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chacek_morphological_2018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2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oreau_multilingual_2019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ennrich_neural_2015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yang_neural_2017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jenks_python_nodate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/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euter_segmenting_2016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P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, NG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rinivasan_segmenting_201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oster_selective_2004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u_sembler_2012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eller-di_marco_simple_2017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ucka_spiral_201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daiber_splitting_2015</text:p>
          </table:table-cell>
          <table:table-cell table:style-name="ce2" office:value-type="string" calcext:value-type="string">
            <text:p>} &amp;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WE</text:p>
          </table:table-cell>
          <table:table-cell table:style-name="ce2" office:value-type="string" calcext:value-type="string">
            <text:p>&amp;</text:p>
          </table:table-cell>
          <table:table-cell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piro_splitting_2016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clouet_splitting_2014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markovtsev_splitting_2018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STM, C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popovic_statistical_2006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D, NG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norvig_statistical_nodate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idier_2013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ziering_towards_2016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 PT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uerrouj_tris_201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DW, 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hao_universal_2018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, F, E, P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RN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/NI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kazakov_unsupervised_2001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,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roshani_unsupervised_2014-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tambouratzis_using_2009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MA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un_using_2013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gabay_using_2008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P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wang_web_2011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T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hewlett_word_2011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stahlberg_word_2012-2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S, E, 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string" calcext:value-type="string">
            <text:p>\ref{</text:p>
          </table:table-cell>
          <table:table-cell office:value-type="string" calcext:value-type="string">
            <text:p>owczarzak_wordsyoudontknow_2014</text:p>
          </table:table-cell>
          <table:table-cell table:style-name="ce2" office:value-type="string" calcext:value-type="string">
            <text:p>} 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&amp;</text:p>
          </table:table-cell>
          <table:table-cell table:style-name="ce2" office:value-type="string" calcext:value-type="string">
            <text:p>LA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1048505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Articles.A1:Articles.I7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13:29:29.4812269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icles" style:display-name="PageStyle_Article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7T13:36:20.791910674</dc:date>
    <meta:editing-duration>PT2H29M7S</meta:editing-duration>
    <meta:editing-cycles>73</meta:editing-cycles>
    <meta:document-statistic meta:table-count="2" meta:cell-count="3626" meta:object-count="0"/>
  </office:meta>
</office:document-meta>
</file>